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itre" style:master-page-name="MP0" style:family="paragraph">
      <style:paragraph-properties fo:break-before="page" fo:text-align="center"/>
    </style:style>
  </office:automatic-styles>
  <office:body>
    <office:text text:use-soft-page-breaks="true">
      <text:p text:style-name="P1">Gouvernance SI</text:p>
      <text:p text:style-name="Normal"/>
      <text:h text:style-name="Titre1" text:outline-level="1">Le coût du SI</text:h>
      <text:p text:style-name="Normal"/>
      <text:h text:style-name="Titre2" text:outline-level="2">Le TCO : totale cost of ownership<text:s/></text:h>
      <text:p text:style-name="Normal"/>
      <text:p text:style-name="Normal">Le TCO, ou coût total de possession, est un concept essentiel en informatique qui englobe l'ensemble des coûts associés à l'acquisition, l'exploitation et la maintenance d'un système d'information sur sa durée de vie. Le TCO inclut non seulement les coûts initiaux d'achat de matériel et de logiciels, mais aussi les frais récurrents de support technique, de formation, de mise à jour, ainsi que les coûts indirects tels que les interruptions de service et la perte de productivité. En évaluant le TCO, les organisations peuvent prendre des décisions plus éclairées sur leurs investissements technologiques, visant à optimiser les performances tout en maîtrisant les dépenses à long ter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tienne Pernon</meta:initial-creator>
    <dc:creator>Etienne Pernon</dc:creator>
    <meta:creation-date>2024-11-27T08:12:00Z</meta:creation-date>
    <dc:date>2024-11-27T12:31:00Z</dc:date>
    <meta:template xlink:href="Normal.dotm" xlink:type="simple"/>
    <meta:editing-cycles>2</meta:editing-cycles>
    <meta:editing-duration>PT15540S</meta:editing-duration>
    <meta:document-statistic meta:page-count="1" meta:paragraph-count="1" meta:word-count="116" meta:character-count="759" meta:row-count="5" meta:non-whitespace-character-count="644"/>
  </office:meta>
</office:document-meta>
</file>